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7.39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2.629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style:text-properties style:font-name="Comic Sans MS" fo:font-size="72pt" fo:font-weight="bold" style:font-size-asian="72pt" style:font-weight-asian="bold" style:font-size-complex="72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Comic Sans MS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10.618cm" svg:x="1.201cm" svg:y="2.788cm" presentation:class="title" presentation:user-transformed="true">
          <draw:text-box>
            <text:p text:style-name="P1"><text:span text:style-name="T1">Procesos, Hilos, Sockets y Websocke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2">Hilos y Procesos</text:span></text:p>
          </draw:text-box>
        </draw:frame>
        <draw:frame presentation:style-name="pr4" draw:text-style-name="P4" draw:layer="layout" svg:width="25.199cm" svg:height="9.134cm" svg:x="1.4cm" svg:y="4.2cm" presentation:class="outline" presentation:user-transformed="true">
          <draw:text-box>
            <text:list text:style-name="L2">
              <text:list-item>
                <text:p text:style-name="P4"><text:span text:style-name="T3">¿Qué es un hilo?</text:span></text:p>
                <text:list>
                  <text:list-item>
                    <text:p><text:span text:style-name="T4">Un hilo es simplemente una tarea que puede ser ejecutada al mismo tiempo que otra tarea.</text:span></text:p>
                    <text:p><text:span text:style-name="T4"/></text:p>
                  </text:list-item>
                </text:list>
              </text:list-item>
              <text:list-item>
                <text:p><text:span text:style-name="T3">¿Qué es un proceso?</text:span></text:p>
                <text:list>
                  <text:list-item>
                    <text:p><text:span text:style-name="T4">Los hilos de ejecución que comparten los mismos recursos, sumados a estos recursos, son en conjunto conocidos como un proces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4">Diferencias:</text:span></text:p>
                <text:list>
                  <text:list-item>
                    <text:p text:style-name="P4"><text:span text:style-name="T4">Se tarda mucho menos tiempo en crear un hilo nuevo en un proceso existente que en crear un proceso.</text:span></text:p>
                  </text:list-item>
                  <text:list-item>
                    <text:p text:style-name="P4"><text:span text:style-name="T4">Se tarda mucho menos en terminar un hilo que un proceso, ya que cuando se elimina un proceso se debe eliminar el BCP1​ del mismo, mientras que un hilo se elimina su contexto y pila.</text:span></text:p>
                  </text:list-item>
                  <text:list-item>
                    <text:p text:style-name="P4"><text:span text:style-name="T4">Se tarda mucho menos tiempo en cambiar entre dos hilos de un mismo proceso. </text:span></text:p>
                  </text:list-item>
                </text:list>
              </text:list-item>
            </text:list>
          </draw:text-box>
        </draw:frame>
        <draw:frame presentation:style-name="pr3" draw:text-style-name="P3" draw:layer="layout" svg:width="25.199cm" svg:height="2.629cm" svg:x="1.401cm" svg:y="0.629cm" presentation:class="title" presentation:user-transformed="true">
          <draw:text-box>
            <text:p text:style-name="P3"><text:span text:style-name="T2">Hilos y Proces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2">Procesos competidores</text:span> <text:s/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¿Qué es?</text:span></text:p>
                <text:list>
                  <text:list-item>
                    <text:p><text:span text:style-name="T5">Un proceso independiente es aquel que ejecuta sin requerir la ayuda o cooperación de otros procesos.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2">Procesos cooperativo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¿Qué es?</text:span></text:p>
                <text:list>
                  <text:list-item>
                    <text:p><text:span text:style-name="T5">Dos o más procesos pueden cooperar mediante señales de forma que uno obliga a detenerse a los otros hasta que reciban una señal para continuar.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2">Diferencia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Los procesos cooperantes no requiere información de otros o bien porque son procesos que pertenecen a distintos usuarios.</text:span></text:p>
                <text:p><text:span text:style-name="T5"/></text:p>
              </text:list-item>
              <text:list-item>
                <text:p><text:span text:style-name="T6">Los procesos competidores </text:span><text:span text:style-name="T5">están diseñados para trabajar conjuntamente en alguna actividad, para lo que deben ser capaces de comunicarse e interactuar entre ell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2">Socket con hilo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4">Un socket es un concepto abstracto por el cual dos programas pueden intercambiar cualquier flujo de datos, generalmente de manera fiable y ordenada.</text:span></text:p>
              </text:list-item>
              <text:list-item>
                <text:p text:style-name="P4"><text:span text:style-name="T4">Un socket es un proceso o hilo existente en la máquina cliente y en la máquina servidora, que sirve en última instancia para que el programa servidor y el cliente lean y escriban la información. Esta información será la transmitida por las diferentes capas de r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2">Web Socket</text:span></text:p>
          </draw:text-box>
        </draw:frame>
        <draw:frame presentation:style-name="pr4" draw:text-style-name="P3" draw:layer="layout" svg:width="25.199cm" svg:height="9.134cm" svg:x="1.4cm" svg:y="2.866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¿Qué es?</text:span></text:p>
                <text:p text:style-name="P3"><text:span text:style-name="T2"/></text:p>
                <text:list>
                  <text:list-item>
                    <text:p><text:span text:style-name="T7">Un servidor WebSocket es simplemente una aplicación TCP que escucha en cualquier puerto de un servidor que sigue un protocolo específ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2">Socket y Web Socket</text:span></text:p>
          </draw:text-box>
        </draw:frame>
        <draw:frame presentation:style-name="pr4" draw:text-style-name="P4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4"><text:span text:style-name="T4">Diferencias:</text:span></text:p>
                <text:list>
                  <text:list-item>
                    <text:p text:style-name="P4"><text:span text:style-name="T4">Un socket queda definido por un par de direcciones IP local y remota, un protocolo de transporte y un par de números de puerto local y remoto.</text:span></text:p>
                  </text:list-item>
                  <text:list-item>
                    <text:p text:style-name="P4"><text:span text:style-name="T4">El protocolo WebSocket es un protocolo basado en TCP independiente. Su única relación con HTTP es que el handshake es interpretado por servers HTTP como una petición de Actualiza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3T15:01:43.639000000</meta:creation-date>
    <dc:date>2020-01-23T15:58:46.958000000</dc:date>
    <meta:editing-duration>PT5M11S</meta:editing-duration>
    <meta:editing-cycles>1</meta:editing-cycles>
    <meta:document-statistic meta:object-count="56"/>
    <meta:generator>LibreOffice/6.2.7.1$Windows_X86_64 LibreOffice_project/23edc44b61b830b7d749943e020e96f5a7df63bf</meta:generator>
  </office:meta>
</office:document-meta>
</file>